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89in"/>
    </style:style>
    <style:style style:name="co2" style:family="table-column">
      <style:table-column-properties fo:break-before="auto" style:column-width="0.6846in"/>
    </style:style>
    <style:style style:name="co3" style:family="table-column">
      <style:table-column-properties fo:break-before="auto" style:column-width="1.1634in"/>
    </style:style>
    <style:style style:name="co4" style:family="table-column">
      <style:table-column-properties fo:break-before="auto" style:column-width="1.3575in"/>
    </style:style>
    <style:style style:name="co5" style:family="table-column">
      <style:table-column-properties fo:break-before="auto" style:column-width="0.9429in"/>
    </style:style>
    <style:style style:name="ro1" style:family="table-row">
      <style:table-row-properties style:row-height="0.6425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16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1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number-columns-repeated="25" table:default-cell-style-name="Excel_20_Built-in_20_Normal"/>
        <table:table-column table:style-name="co3" table:default-cell-style-name="Excel_20_Built-in_20_Normal"/>
        <table:table-column table:style-name="co4" table:default-cell-style-name="Excel_20_Built-in_20_Normal"/>
        <table:table-column table:style-name="co2" table:default-cell-style-name="Excel_20_Built-in_20_Normal"/>
        <table:table-column table:style-name="co5" table:default-cell-style-name="Excel_20_Built-in_20_Normal"/>
        <table:table-column table:style-name="co2" table:number-columns-repeated="994" table:default-cell-style-name="Excel_20_Built-in_20_Normal"/>
        <table:table-row table:style-name="ro1">
          <table:table-cell table:style-name="ce1" office:value-type="string">
            <text:p>MACRO STATE</text:p>
          </table:table-cell>
          <table:table-cell table:style-name="ce5" office:value-type="string">
            <text:p>ChkCC</text:p>
          </table:table-cell>
          <table:table-cell table:style-name="ce5" office:value-type="string">
            <text:p>OPTest</text:p>
          </table:table-cell>
          <table:table-cell table:style-name="ce5" office:value-type="string">
            <text:p>ALUHi</text:p>
          </table:table-cell>
          <table:table-cell table:style-name="ce5" office:value-type="string">
            <text:p>ALULo</text:p>
          </table:table-cell>
          <table:table-cell table:style-name="ce5" office:value-type="string">
            <text:p>RegSelHi</text:p>
          </table:table-cell>
          <table:table-cell table:style-name="ce5" office:value-type="string">
            <text:p>RegSelLo</text:p>
          </table:table-cell>
          <table:table-cell table:style-name="ce5" office:value-type="string">
            <text:p>WrMEM</text:p>
          </table:table-cell>
          <table:table-cell table:style-name="ce5" office:value-type="string">
            <text:p>WrREG</text:p>
          </table:table-cell>
          <table:table-cell table:style-name="ce5" office:value-type="string">
            <text:p>LdCC</text:p>
          </table:table-cell>
          <table:table-cell table:style-name="ce5" office:value-type="string">
            <text:p>LdB</text:p>
          </table:table-cell>
          <table:table-cell table:style-name="ce5" office:value-type="string">
            <text:p>LdA</text:p>
          </table:table-cell>
          <table:table-cell table:style-name="ce5" office:value-type="string">
            <text:p>LdMAR</text:p>
          </table:table-cell>
          <table:table-cell table:style-name="ce5" office:value-type="string">
            <text:p>LdIR</text:p>
          </table:table-cell>
          <table:table-cell table:style-name="ce5" office:value-type="string">
            <text:p>LdPC</text:p>
          </table:table-cell>
          <table:table-cell table:style-name="ce5" office:value-type="string">
            <text:p>DrOFF</text:p>
          </table:table-cell>
          <table:table-cell table:style-name="ce5" office:value-type="string">
            <text:p>DrPC</text:p>
          </table:table-cell>
          <table:table-cell table:style-name="ce5" office:value-type="string">
            <text:p>DrALU</text:p>
          </table:table-cell>
          <table:table-cell table:style-name="ce5" office:value-type="string">
            <text:p>DrMEM</text:p>
          </table:table-cell>
          <table:table-cell table:style-name="ce5" office:value-type="string">
            <text:p>DrREG</text:p>
          </table:table-cell>
          <table:table-cell table:style-name="ce5" office:value-type="string">
            <text:p>NS[5]</text:p>
          </table:table-cell>
          <table:table-cell table:style-name="ce5" office:value-type="string">
            <text:p>NS[4]</text:p>
          </table:table-cell>
          <table:table-cell table:style-name="ce5" office:value-type="string">
            <text:p>NS[3]</text:p>
          </table:table-cell>
          <table:table-cell table:style-name="ce5" office:value-type="string">
            <text:p>NS[2]</text:p>
          </table:table-cell>
          <table:table-cell table:style-name="ce5" office:value-type="string">
            <text:p>NS[1]</text:p>
          </table:table-cell>
          <table:table-cell table:style-name="ce5" office:value-type="string">
            <text:p>NS[0]</text:p>
          </table:table-cell>
          <table:table-cell table:style-name="ce1" office:value-type="string">
            <text:p>State Number</text:p>
          </table:table-cell>
          <table:table-cell table:style-name="ce10" office:value-type="string">
            <text:p>NS array Concatenation (For verification)</text:p>
          </table:table-cell>
          <table:table-cell table:style-name="ce9"/>
          <table:table-cell table:style-name="ce15" office:value-type="string">
            <text:p>Hex Value</text:p>
          </table:table-cell>
          <table:table-cell table:number-columns-repeated="994"/>
        </table:table-row>
        <table:table-row table:style-name="ro2">
          <table:table-cell table:style-name="ce1" office:value-type="string">
            <text:p>FETCH0</text:p>
          </table:table-cell>
          <table:table-cell table:number-columns-repeated="10" table:style-name="ce1" office:value-type="float" office:value="0">
            <text:p>0</text:p>
          </table:table-cell>
          <table:table-cell table:number-columns-repeated="2" table:style-name="ce1" office:value-type="float" office:value="1">
            <text:p>1</text:p>
          </table:table-cell>
          <table:table-cell table:number-columns-repeated="3" table:style-name="ce1" office:value-type="float" office:value="0">
            <text:p>0</text:p>
          </table:table-cell>
          <table:table-cell table:style-name="ce1" office:value-type="float" office:value="1">
            <text:p>1</text:p>
          </table:table-cell>
          <table:table-cell table:number-columns-repeated="8" table:style-name="ce1" office:value-type="float" office:value="0">
            <text:p>0</text:p>
          </table:table-cell>
          <table:table-cell table:style-name="ce1" office:value-type="float" office:value="1">
            <text:p>1</text:p>
          </table:table-cell>
          <table:table-cell table:style-name="ce1" office:value-type="float" office:value="0">
            <text:p>0</text:p>
          </table:table-cell>
          <table:table-cell table:style-name="ce11" table:formula="of:=BIN2DEC(CONCATENATE([.U2];[.V2];[.W2];[.X2];[.Y2];[.Z2]))" office:value-type="float" office:value="1">
            <text:p>1</text:p>
          </table:table-cell>
          <table:table-cell/>
          <table:table-cell table:style-name="ce16" table:formula="of:=BIN2HEX(CONCATENATE([.B2];[.C2];[.D2];[.E2];[.F2];[.G2];[.H2];[.I2];[.J2]);3) &amp; BIN2HEX(CONCATENATE([.K2];[.L2];[.M2];[.N2];[.O2];[.P2];[.Q2];[.R2] );2) &amp; BIN2HEX(CONCATENATE([.S2];[.T2];[.U2];[.V2];[.W2];[.X2];[.Y2];[.Z2] );2)" office:value-type="string" office:string-value="0006201">
            <text:p>0006201</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
            <text:p>1</text:p>
          </table:table-cell>
          <table:table-cell table:style-name="ce11" table:formula="of:=BIN2DEC(CONCATENATE([.U3];[.V3];[.W3];[.X3];[.Y3];[.Z3]))" office:value-type="float" office:value="0">
            <text:p>0</text:p>
          </table:table-cell>
          <table:table-cell/>
          <table:table-cell table:style-name="ce16" table:formula="of:=BIN2HEX(CONCATENATE([.B3];[.C3];[.D3];[.E3];[.F3];[.G3];[.H3];[.I3];[.J3]);3) &amp; BIN2HEX(CONCATENATE([.K3];[.L3];[.M3];[.N3];[.O3];[.P3];[.Q3];[.R3] );2) &amp; BIN2HEX(CONCATENATE([.S3];[.T3];[.U3];[.V3];[.W3];[.X3];[.Y3];[.Z3]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
            <text:p>2</text:p>
          </table:table-cell>
          <table:table-cell table:style-name="ce11" table:formula="of:=BIN2DEC(CONCATENATE([.U4];[.V4];[.W4];[.X4];[.Y4];[.Z4]))" office:value-type="float" office:value="0">
            <text:p>0</text:p>
          </table:table-cell>
          <table:table-cell/>
          <table:table-cell table:style-name="ce16" table:formula="of:=BIN2HEX(CONCATENATE([.B4];[.C4];[.D4];[.E4];[.F4];[.G4];[.H4];[.I4];[.J4]);3) &amp; BIN2HEX(CONCATENATE([.K4];[.L4];[.M4];[.N4];[.O4];[.P4];[.Q4];[.R4] );2) &amp; BIN2HEX(CONCATENATE([.S4];[.T4];[.U4];[.V4];[.W4];[.X4];[.Y4];[.Z4]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
            <text:p>3</text:p>
          </table:table-cell>
          <table:table-cell table:style-name="ce11" table:formula="of:=BIN2DEC(CONCATENATE([.U5];[.V5];[.W5];[.X5];[.Y5];[.Z5]))" office:value-type="float" office:value="0">
            <text:p>0</text:p>
          </table:table-cell>
          <table:table-cell/>
          <table:table-cell table:style-name="ce16" table:formula="of:=BIN2HEX(CONCATENATE([.B5];[.C5];[.D5];[.E5];[.F5];[.G5];[.H5];[.I5];[.J5]);3) &amp; BIN2HEX(CONCATENATE([.K5];[.L5];[.M5];[.N5];[.O5];[.P5];[.Q5];[.R5] );2) &amp; BIN2HEX(CONCATENATE([.S5];[.T5];[.U5];[.V5];[.W5];[.X5];[.Y5];[.Z5]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
            <text:p>4</text:p>
          </table:table-cell>
          <table:table-cell table:style-name="ce11" table:formula="of:=BIN2DEC(CONCATENATE([.U6];[.V6];[.W6];[.X6];[.Y6];[.Z6]))" office:value-type="float" office:value="0">
            <text:p>0</text:p>
          </table:table-cell>
          <table:table-cell/>
          <table:table-cell table:style-name="ce16" table:formula="of:=BIN2HEX(CONCATENATE([.B6];[.C6];[.D6];[.E6];[.F6];[.G6];[.H6];[.I6];[.J6]);3) &amp; BIN2HEX(CONCATENATE([.K6];[.L6];[.M6];[.N6];[.O6];[.P6];[.Q6];[.R6] );2) &amp; BIN2HEX(CONCATENATE([.S6];[.T6];[.U6];[.V6];[.W6];[.X6];[.Y6];[.Z6]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5">
            <text:p>5</text:p>
          </table:table-cell>
          <table:table-cell table:style-name="ce11" table:formula="of:=BIN2DEC(CONCATENATE([.U7];[.V7];[.W7];[.X7];[.Y7];[.Z7]))" office:value-type="float" office:value="0">
            <text:p>0</text:p>
          </table:table-cell>
          <table:table-cell/>
          <table:table-cell table:style-name="ce16" table:formula="of:=BIN2HEX(CONCATENATE([.B7];[.C7];[.D7];[.E7];[.F7];[.G7];[.H7];[.I7];[.J7]);3) &amp; BIN2HEX(CONCATENATE([.K7];[.L7];[.M7];[.N7];[.O7];[.P7];[.Q7];[.R7] );2) &amp; BIN2HEX(CONCATENATE([.S7];[.T7];[.U7];[.V7];[.W7];[.X7];[.Y7];[.Z7]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6">
            <text:p>6</text:p>
          </table:table-cell>
          <table:table-cell table:style-name="ce11" table:formula="of:=BIN2DEC(CONCATENATE([.U8];[.V8];[.W8];[.X8];[.Y8];[.Z8]))" office:value-type="float" office:value="0">
            <text:p>0</text:p>
          </table:table-cell>
          <table:table-cell/>
          <table:table-cell table:style-name="ce16" table:formula="of:=BIN2HEX(CONCATENATE([.B8];[.C8];[.D8];[.E8];[.F8];[.G8];[.H8];[.I8];[.J8]);3) &amp; BIN2HEX(CONCATENATE([.K8];[.L8];[.M8];[.N8];[.O8];[.P8];[.Q8];[.R8] );2) &amp; BIN2HEX(CONCATENATE([.S8];[.T8];[.U8];[.V8];[.W8];[.X8];[.Y8];[.Z8]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7">
            <text:p>7</text:p>
          </table:table-cell>
          <table:table-cell table:style-name="ce11" table:formula="of:=BIN2DEC(CONCATENATE([.U9];[.V9];[.W9];[.X9];[.Y9];[.Z9]))" office:value-type="float" office:value="0">
            <text:p>0</text:p>
          </table:table-cell>
          <table:table-cell/>
          <table:table-cell table:style-name="ce16" table:formula="of:=BIN2HEX(CONCATENATE([.B9];[.C9];[.D9];[.E9];[.F9];[.G9];[.H9];[.I9];[.J9]);3) &amp; BIN2HEX(CONCATENATE([.K9];[.L9];[.M9];[.N9];[.O9];[.P9];[.Q9];[.R9] );2) &amp; BIN2HEX(CONCATENATE([.S9];[.T9];[.U9];[.V9];[.W9];[.X9];[.Y9];[.Z9]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8">
            <text:p>8</text:p>
          </table:table-cell>
          <table:table-cell table:style-name="ce11" table:formula="of:=BIN2DEC(CONCATENATE([.U10];[.V10];[.W10];[.X10];[.Y10];[.Z10]))" office:value-type="float" office:value="0">
            <text:p>0</text:p>
          </table:table-cell>
          <table:table-cell/>
          <table:table-cell table:style-name="ce16" table:formula="of:=BIN2HEX(CONCATENATE([.B10];[.C10];[.D10];[.E10];[.F10];[.G10];[.H10];[.I10];[.J10]);3) &amp; BIN2HEX(CONCATENATE([.K10];[.L10];[.M10];[.N10];[.O10];[.P10];[.Q10];[.R10] );2) &amp; BIN2HEX(CONCATENATE([.S10];[.T10];[.U10];[.V10];[.W10];[.X10];[.Y10];[.Z10]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9">
            <text:p>9</text:p>
          </table:table-cell>
          <table:table-cell table:style-name="ce11" table:formula="of:=BIN2DEC(CONCATENATE([.U11];[.V11];[.W11];[.X11];[.Y11];[.Z11]))" office:value-type="float" office:value="0">
            <text:p>0</text:p>
          </table:table-cell>
          <table:table-cell/>
          <table:table-cell table:style-name="ce16" table:formula="of:=BIN2HEX(CONCATENATE([.B11];[.C11];[.D11];[.E11];[.F11];[.G11];[.H11];[.I11];[.J11]);3) &amp; BIN2HEX(CONCATENATE([.K11];[.L11];[.M11];[.N11];[.O11];[.P11];[.Q11];[.R11] );2) &amp; BIN2HEX(CONCATENATE([.S11];[.T11];[.U11];[.V11];[.W11];[.X11];[.Y11];[.Z11]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0">
            <text:p>10</text:p>
          </table:table-cell>
          <table:table-cell table:style-name="ce11" table:formula="of:=BIN2DEC(CONCATENATE([.U12];[.V12];[.W12];[.X12];[.Y12];[.Z12]))" office:value-type="float" office:value="0">
            <text:p>0</text:p>
          </table:table-cell>
          <table:table-cell/>
          <table:table-cell table:style-name="ce16" table:formula="of:=BIN2HEX(CONCATENATE([.B12];[.C12];[.D12];[.E12];[.F12];[.G12];[.H12];[.I12];[.J12]);3) &amp; BIN2HEX(CONCATENATE([.K12];[.L12];[.M12];[.N12];[.O12];[.P12];[.Q12];[.R12] );2) &amp; BIN2HEX(CONCATENATE([.S12];[.T12];[.U12];[.V12];[.W12];[.X12];[.Y12];[.Z12]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1">
            <text:p>11</text:p>
          </table:table-cell>
          <table:table-cell table:style-name="ce11" table:formula="of:=BIN2DEC(CONCATENATE([.U13];[.V13];[.W13];[.X13];[.Y13];[.Z13]))" office:value-type="float" office:value="0">
            <text:p>0</text:p>
          </table:table-cell>
          <table:table-cell/>
          <table:table-cell table:style-name="ce16" table:formula="of:=BIN2HEX(CONCATENATE([.B13];[.C13];[.D13];[.E13];[.F13];[.G13];[.H13];[.I13];[.J13]);3) &amp; BIN2HEX(CONCATENATE([.K13];[.L13];[.M13];[.N13];[.O13];[.P13];[.Q13];[.R13] );2) &amp; BIN2HEX(CONCATENATE([.S13];[.T13];[.U13];[.V13];[.W13];[.X13];[.Y13];[.Z13]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2">
            <text:p>12</text:p>
          </table:table-cell>
          <table:table-cell table:style-name="ce11" table:formula="of:=BIN2DEC(CONCATENATE([.U14];[.V14];[.W14];[.X14];[.Y14];[.Z14]))" office:value-type="float" office:value="0">
            <text:p>0</text:p>
          </table:table-cell>
          <table:table-cell/>
          <table:table-cell table:style-name="ce16" table:formula="of:=BIN2HEX(CONCATENATE([.B14];[.C14];[.D14];[.E14];[.F14];[.G14];[.H14];[.I14];[.J14]);3) &amp; BIN2HEX(CONCATENATE([.K14];[.L14];[.M14];[.N14];[.O14];[.P14];[.Q14];[.R14] );2) &amp; BIN2HEX(CONCATENATE([.S14];[.T14];[.U14];[.V14];[.W14];[.X14];[.Y14];[.Z14]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3">
            <text:p>13</text:p>
          </table:table-cell>
          <table:table-cell table:style-name="ce11" table:formula="of:=BIN2DEC(CONCATENATE([.U15];[.V15];[.W15];[.X15];[.Y15];[.Z15]))" office:value-type="float" office:value="0">
            <text:p>0</text:p>
          </table:table-cell>
          <table:table-cell/>
          <table:table-cell table:style-name="ce16" table:formula="of:=BIN2HEX(CONCATENATE([.B15];[.C15];[.D15];[.E15];[.F15];[.G15];[.H15];[.I15];[.J15]);3) &amp; BIN2HEX(CONCATENATE([.K15];[.L15];[.M15];[.N15];[.O15];[.P15];[.Q15];[.R15] );2) &amp; BIN2HEX(CONCATENATE([.S15];[.T15];[.U15];[.V15];[.W15];[.X15];[.Y15];[.Z15]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4">
            <text:p>14</text:p>
          </table:table-cell>
          <table:table-cell table:style-name="ce11" table:formula="of:=BIN2DEC(CONCATENATE([.U16];[.V16];[.W16];[.X16];[.Y16];[.Z16]))" office:value-type="float" office:value="0">
            <text:p>0</text:p>
          </table:table-cell>
          <table:table-cell/>
          <table:table-cell table:style-name="ce16" table:formula="of:=BIN2HEX(CONCATENATE([.B16];[.C16];[.D16];[.E16];[.F16];[.G16];[.H16];[.I16];[.J16]);3) &amp; BIN2HEX(CONCATENATE([.K16];[.L16];[.M16];[.N16];[.O16];[.P16];[.Q16];[.R16] );2) &amp; BIN2HEX(CONCATENATE([.S16];[.T16];[.U16];[.V16];[.W16];[.X16];[.Y16];[.Z16]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5">
            <text:p>15</text:p>
          </table:table-cell>
          <table:table-cell table:style-name="ce11" table:formula="of:=BIN2DEC(CONCATENATE([.U17];[.V17];[.W17];[.X17];[.Y17];[.Z17]))" office:value-type="float" office:value="0">
            <text:p>0</text:p>
          </table:table-cell>
          <table:table-cell/>
          <table:table-cell table:style-name="ce16" table:formula="of:=BIN2HEX(CONCATENATE([.B17];[.C17];[.D17];[.E17];[.F17];[.G17];[.H17];[.I17];[.J17]);3) &amp; BIN2HEX(CONCATENATE([.K17];[.L17];[.M17];[.N17];[.O17];[.P17];[.Q17];[.R17] );2) &amp; BIN2HEX(CONCATENATE([.S17];[.T17];[.U17];[.V17];[.W17];[.X17];[.Y17];[.Z17]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6">
            <text:p>16</text:p>
          </table:table-cell>
          <table:table-cell table:style-name="ce11" table:formula="of:=BIN2DEC(CONCATENATE([.U18];[.V18];[.W18];[.X18];[.Y18];[.Z18]))" office:value-type="float" office:value="0">
            <text:p>0</text:p>
          </table:table-cell>
          <table:table-cell/>
          <table:table-cell table:style-name="ce16" table:formula="of:=BIN2HEX(CONCATENATE([.B18];[.C18];[.D18];[.E18];[.F18];[.G18];[.H18];[.I18];[.J18]);3) &amp; BIN2HEX(CONCATENATE([.K18];[.L18];[.M18];[.N18];[.O18];[.P18];[.Q18];[.R18] );2) &amp; BIN2HEX(CONCATENATE([.S18];[.T18];[.U18];[.V18];[.W18];[.X18];[.Y18];[.Z18]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7">
            <text:p>17</text:p>
          </table:table-cell>
          <table:table-cell table:style-name="ce11" table:formula="of:=BIN2DEC(CONCATENATE([.U19];[.V19];[.W19];[.X19];[.Y19];[.Z19]))" office:value-type="float" office:value="0">
            <text:p>0</text:p>
          </table:table-cell>
          <table:table-cell/>
          <table:table-cell table:style-name="ce16" table:formula="of:=BIN2HEX(CONCATENATE([.B19];[.C19];[.D19];[.E19];[.F19];[.G19];[.H19];[.I19];[.J19]);3) &amp; BIN2HEX(CONCATENATE([.K19];[.L19];[.M19];[.N19];[.O19];[.P19];[.Q19];[.R19] );2) &amp; BIN2HEX(CONCATENATE([.S19];[.T19];[.U19];[.V19];[.W19];[.X19];[.Y19];[.Z19]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8">
            <text:p>18</text:p>
          </table:table-cell>
          <table:table-cell table:style-name="ce11" table:formula="of:=BIN2DEC(CONCATENATE([.U20];[.V20];[.W20];[.X20];[.Y20];[.Z20]))" office:value-type="float" office:value="0">
            <text:p>0</text:p>
          </table:table-cell>
          <table:table-cell/>
          <table:table-cell table:style-name="ce16" table:formula="of:=BIN2HEX(CONCATENATE([.B20];[.C20];[.D20];[.E20];[.F20];[.G20];[.H20];[.I20];[.J20]);3) &amp; BIN2HEX(CONCATENATE([.K20];[.L20];[.M20];[.N20];[.O20];[.P20];[.Q20];[.R20] );2) &amp; BIN2HEX(CONCATENATE([.S20];[.T20];[.U20];[.V20];[.W20];[.X20];[.Y20];[.Z20]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19">
            <text:p>19</text:p>
          </table:table-cell>
          <table:table-cell table:style-name="ce11" table:formula="of:=BIN2DEC(CONCATENATE([.U21];[.V21];[.W21];[.X21];[.Y21];[.Z21]))" office:value-type="float" office:value="0">
            <text:p>0</text:p>
          </table:table-cell>
          <table:table-cell/>
          <table:table-cell table:style-name="ce16" table:formula="of:=BIN2HEX(CONCATENATE([.B21];[.C21];[.D21];[.E21];[.F21];[.G21];[.H21];[.I21];[.J21]);3) &amp; BIN2HEX(CONCATENATE([.K21];[.L21];[.M21];[.N21];[.O21];[.P21];[.Q21];[.R21] );2) &amp; BIN2HEX(CONCATENATE([.S21];[.T21];[.U21];[.V21];[.W21];[.X21];[.Y21];[.Z21]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0">
            <text:p>20</text:p>
          </table:table-cell>
          <table:table-cell table:style-name="ce11" table:formula="of:=BIN2DEC(CONCATENATE([.U22];[.V22];[.W22];[.X22];[.Y22];[.Z22]))" office:value-type="float" office:value="0">
            <text:p>0</text:p>
          </table:table-cell>
          <table:table-cell/>
          <table:table-cell table:style-name="ce16" table:formula="of:=BIN2HEX(CONCATENATE([.B22];[.C22];[.D22];[.E22];[.F22];[.G22];[.H22];[.I22];[.J22]);3) &amp; BIN2HEX(CONCATENATE([.K22];[.L22];[.M22];[.N22];[.O22];[.P22];[.Q22];[.R22] );2) &amp; BIN2HEX(CONCATENATE([.S22];[.T22];[.U22];[.V22];[.W22];[.X22];[.Y22];[.Z22]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1">
            <text:p>21</text:p>
          </table:table-cell>
          <table:table-cell table:style-name="ce11" table:formula="of:=BIN2DEC(CONCATENATE([.U23];[.V23];[.W23];[.X23];[.Y23];[.Z23]))" office:value-type="float" office:value="0">
            <text:p>0</text:p>
          </table:table-cell>
          <table:table-cell/>
          <table:table-cell table:style-name="ce16" table:formula="of:=BIN2HEX(CONCATENATE([.B23];[.C23];[.D23];[.E23];[.F23];[.G23];[.H23];[.I23];[.J23]);3) &amp; BIN2HEX(CONCATENATE([.K23];[.L23];[.M23];[.N23];[.O23];[.P23];[.Q23];[.R23] );2) &amp; BIN2HEX(CONCATENATE([.S23];[.T23];[.U23];[.V23];[.W23];[.X23];[.Y23];[.Z23]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2">
            <text:p>22</text:p>
          </table:table-cell>
          <table:table-cell table:style-name="ce11" table:formula="of:=BIN2DEC(CONCATENATE([.U24];[.V24];[.W24];[.X24];[.Y24];[.Z24]))" office:value-type="float" office:value="0">
            <text:p>0</text:p>
          </table:table-cell>
          <table:table-cell/>
          <table:table-cell table:style-name="ce16" table:formula="of:=BIN2HEX(CONCATENATE([.B24];[.C24];[.D24];[.E24];[.F24];[.G24];[.H24];[.I24];[.J24]);3) &amp; BIN2HEX(CONCATENATE([.K24];[.L24];[.M24];[.N24];[.O24];[.P24];[.Q24];[.R24] );2) &amp; BIN2HEX(CONCATENATE([.S24];[.T24];[.U24];[.V24];[.W24];[.X24];[.Y24];[.Z24]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3">
            <text:p>23</text:p>
          </table:table-cell>
          <table:table-cell table:style-name="ce11" table:formula="of:=BIN2DEC(CONCATENATE([.U25];[.V25];[.W25];[.X25];[.Y25];[.Z25]))" office:value-type="float" office:value="0">
            <text:p>0</text:p>
          </table:table-cell>
          <table:table-cell/>
          <table:table-cell table:style-name="ce16" table:formula="of:=BIN2HEX(CONCATENATE([.B25];[.C25];[.D25];[.E25];[.F25];[.G25];[.H25];[.I25];[.J25]);3) &amp; BIN2HEX(CONCATENATE([.K25];[.L25];[.M25];[.N25];[.O25];[.P25];[.Q25];[.R25] );2) &amp; BIN2HEX(CONCATENATE([.S25];[.T25];[.U25];[.V25];[.W25];[.X25];[.Y25];[.Z25]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4">
            <text:p>24</text:p>
          </table:table-cell>
          <table:table-cell table:style-name="ce11" table:formula="of:=BIN2DEC(CONCATENATE([.U26];[.V26];[.W26];[.X26];[.Y26];[.Z26]))" office:value-type="float" office:value="0">
            <text:p>0</text:p>
          </table:table-cell>
          <table:table-cell/>
          <table:table-cell table:style-name="ce16" table:formula="of:=BIN2HEX(CONCATENATE([.B26];[.C26];[.D26];[.E26];[.F26];[.G26];[.H26];[.I26];[.J26]);3) &amp; BIN2HEX(CONCATENATE([.K26];[.L26];[.M26];[.N26];[.O26];[.P26];[.Q26];[.R26] );2) &amp; BIN2HEX(CONCATENATE([.S26];[.T26];[.U26];[.V26];[.W26];[.X26];[.Y26];[.Z26]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5">
            <text:p>25</text:p>
          </table:table-cell>
          <table:table-cell table:style-name="ce11" table:formula="of:=BIN2DEC(CONCATENATE([.U27];[.V27];[.W27];[.X27];[.Y27];[.Z27]))" office:value-type="float" office:value="0">
            <text:p>0</text:p>
          </table:table-cell>
          <table:table-cell/>
          <table:table-cell table:style-name="ce16" table:formula="of:=BIN2HEX(CONCATENATE([.B27];[.C27];[.D27];[.E27];[.F27];[.G27];[.H27];[.I27];[.J27]);3) &amp; BIN2HEX(CONCATENATE([.K27];[.L27];[.M27];[.N27];[.O27];[.P27];[.Q27];[.R27] );2) &amp; BIN2HEX(CONCATENATE([.S27];[.T27];[.U27];[.V27];[.W27];[.X27];[.Y27];[.Z27]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6">
            <text:p>26</text:p>
          </table:table-cell>
          <table:table-cell table:style-name="ce11" table:formula="of:=BIN2DEC(CONCATENATE([.U28];[.V28];[.W28];[.X28];[.Y28];[.Z28]))" office:value-type="float" office:value="0">
            <text:p>0</text:p>
          </table:table-cell>
          <table:table-cell/>
          <table:table-cell table:style-name="ce16" table:formula="of:=BIN2HEX(CONCATENATE([.B28];[.C28];[.D28];[.E28];[.F28];[.G28];[.H28];[.I28];[.J28]);3) &amp; BIN2HEX(CONCATENATE([.K28];[.L28];[.M28];[.N28];[.O28];[.P28];[.Q28];[.R28] );2) &amp; BIN2HEX(CONCATENATE([.S28];[.T28];[.U28];[.V28];[.W28];[.X28];[.Y28];[.Z28]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7">
            <text:p>27</text:p>
          </table:table-cell>
          <table:table-cell table:style-name="ce11" table:formula="of:=BIN2DEC(CONCATENATE([.U29];[.V29];[.W29];[.X29];[.Y29];[.Z29]))" office:value-type="float" office:value="0">
            <text:p>0</text:p>
          </table:table-cell>
          <table:table-cell/>
          <table:table-cell table:style-name="ce16" table:formula="of:=BIN2HEX(CONCATENATE([.B29];[.C29];[.D29];[.E29];[.F29];[.G29];[.H29];[.I29];[.J29]);3) &amp; BIN2HEX(CONCATENATE([.K29];[.L29];[.M29];[.N29];[.O29];[.P29];[.Q29];[.R29] );2) &amp; BIN2HEX(CONCATENATE([.S29];[.T29];[.U29];[.V29];[.W29];[.X29];[.Y29];[.Z29]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8">
            <text:p>28</text:p>
          </table:table-cell>
          <table:table-cell table:style-name="ce11" table:formula="of:=BIN2DEC(CONCATENATE([.U30];[.V30];[.W30];[.X30];[.Y30];[.Z30]))" office:value-type="float" office:value="0">
            <text:p>0</text:p>
          </table:table-cell>
          <table:table-cell/>
          <table:table-cell table:style-name="ce16" table:formula="of:=BIN2HEX(CONCATENATE([.B30];[.C30];[.D30];[.E30];[.F30];[.G30];[.H30];[.I30];[.J30]);3) &amp; BIN2HEX(CONCATENATE([.K30];[.L30];[.M30];[.N30];[.O30];[.P30];[.Q30];[.R30] );2) &amp; BIN2HEX(CONCATENATE([.S30];[.T30];[.U30];[.V30];[.W30];[.X30];[.Y30];[.Z30]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29">
            <text:p>29</text:p>
          </table:table-cell>
          <table:table-cell table:style-name="ce11" table:formula="of:=BIN2DEC(CONCATENATE([.U31];[.V31];[.W31];[.X31];[.Y31];[.Z31]))" office:value-type="float" office:value="0">
            <text:p>0</text:p>
          </table:table-cell>
          <table:table-cell/>
          <table:table-cell table:style-name="ce16" table:formula="of:=BIN2HEX(CONCATENATE([.B31];[.C31];[.D31];[.E31];[.F31];[.G31];[.H31];[.I31];[.J31]);3) &amp; BIN2HEX(CONCATENATE([.K31];[.L31];[.M31];[.N31];[.O31];[.P31];[.Q31];[.R31] );2) &amp; BIN2HEX(CONCATENATE([.S31];[.T31];[.U31];[.V31];[.W31];[.X31];[.Y31];[.Z31]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0">
            <text:p>30</text:p>
          </table:table-cell>
          <table:table-cell table:style-name="ce11" table:formula="of:=BIN2DEC(CONCATENATE([.U32];[.V32];[.W32];[.X32];[.Y32];[.Z32]))" office:value-type="float" office:value="0">
            <text:p>0</text:p>
          </table:table-cell>
          <table:table-cell/>
          <table:table-cell table:style-name="ce16" table:formula="of:=BIN2HEX(CONCATENATE([.B32];[.C32];[.D32];[.E32];[.F32];[.G32];[.H32];[.I32];[.J32]);3) &amp; BIN2HEX(CONCATENATE([.K32];[.L32];[.M32];[.N32];[.O32];[.P32];[.Q32];[.R32] );2) &amp; BIN2HEX(CONCATENATE([.S32];[.T32];[.U32];[.V32];[.W32];[.X32];[.Y32];[.Z32]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1">
            <text:p>31</text:p>
          </table:table-cell>
          <table:table-cell table:style-name="ce11" table:formula="of:=BIN2DEC(CONCATENATE([.U33];[.V33];[.W33];[.X33];[.Y33];[.Z33]))" office:value-type="float" office:value="0">
            <text:p>0</text:p>
          </table:table-cell>
          <table:table-cell/>
          <table:table-cell table:style-name="ce16" table:formula="of:=BIN2HEX(CONCATENATE([.B33];[.C33];[.D33];[.E33];[.F33];[.G33];[.H33];[.I33];[.J33]);3) &amp; BIN2HEX(CONCATENATE([.K33];[.L33];[.M33];[.N33];[.O33];[.P33];[.Q33];[.R33] );2) &amp; BIN2HEX(CONCATENATE([.S33];[.T33];[.U33];[.V33];[.W33];[.X33];[.Y33];[.Z33]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2">
            <text:p>32</text:p>
          </table:table-cell>
          <table:table-cell table:style-name="ce11" table:formula="of:=BIN2DEC(CONCATENATE([.U34];[.V34];[.W34];[.X34];[.Y34];[.Z34]))" office:value-type="float" office:value="0">
            <text:p>0</text:p>
          </table:table-cell>
          <table:table-cell/>
          <table:table-cell table:style-name="ce16" table:formula="of:=BIN2HEX(CONCATENATE([.B34];[.C34];[.D34];[.E34];[.F34];[.G34];[.H34];[.I34];[.J34]);3) &amp; BIN2HEX(CONCATENATE([.K34];[.L34];[.M34];[.N34];[.O34];[.P34];[.Q34];[.R34] );2) &amp; BIN2HEX(CONCATENATE([.S34];[.T34];[.U34];[.V34];[.W34];[.X34];[.Y34];[.Z34]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3">
            <text:p>33</text:p>
          </table:table-cell>
          <table:table-cell table:style-name="ce11" table:formula="of:=BIN2DEC(CONCATENATE([.U35];[.V35];[.W35];[.X35];[.Y35];[.Z35]))" office:value-type="float" office:value="0">
            <text:p>0</text:p>
          </table:table-cell>
          <table:table-cell/>
          <table:table-cell table:style-name="ce16" table:formula="of:=BIN2HEX(CONCATENATE([.B35];[.C35];[.D35];[.E35];[.F35];[.G35];[.H35];[.I35];[.J35]);3) &amp; BIN2HEX(CONCATENATE([.K35];[.L35];[.M35];[.N35];[.O35];[.P35];[.Q35];[.R35] );2) &amp; BIN2HEX(CONCATENATE([.S35];[.T35];[.U35];[.V35];[.W35];[.X35];[.Y35];[.Z35]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4">
            <text:p>34</text:p>
          </table:table-cell>
          <table:table-cell table:style-name="ce11" table:formula="of:=BIN2DEC(CONCATENATE([.U36];[.V36];[.W36];[.X36];[.Y36];[.Z36]))" office:value-type="float" office:value="0">
            <text:p>0</text:p>
          </table:table-cell>
          <table:table-cell/>
          <table:table-cell table:style-name="ce16" table:formula="of:=BIN2HEX(CONCATENATE([.B36];[.C36];[.D36];[.E36];[.F36];[.G36];[.H36];[.I36];[.J36]);3) &amp; BIN2HEX(CONCATENATE([.K36];[.L36];[.M36];[.N36];[.O36];[.P36];[.Q36];[.R36] );2) &amp; BIN2HEX(CONCATENATE([.S36];[.T36];[.U36];[.V36];[.W36];[.X36];[.Y36];[.Z36]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5">
            <text:p>35</text:p>
          </table:table-cell>
          <table:table-cell table:style-name="ce11" table:formula="of:=BIN2DEC(CONCATENATE([.U37];[.V37];[.W37];[.X37];[.Y37];[.Z37]))" office:value-type="float" office:value="0">
            <text:p>0</text:p>
          </table:table-cell>
          <table:table-cell/>
          <table:table-cell table:style-name="ce16" table:formula="of:=BIN2HEX(CONCATENATE([.B37];[.C37];[.D37];[.E37];[.F37];[.G37];[.H37];[.I37];[.J37]);3) &amp; BIN2HEX(CONCATENATE([.K37];[.L37];[.M37];[.N37];[.O37];[.P37];[.Q37];[.R37] );2) &amp; BIN2HEX(CONCATENATE([.S37];[.T37];[.U37];[.V37];[.W37];[.X37];[.Y37];[.Z37]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6">
            <text:p>36</text:p>
          </table:table-cell>
          <table:table-cell table:style-name="ce11" table:formula="of:=BIN2DEC(CONCATENATE([.U38];[.V38];[.W38];[.X38];[.Y38];[.Z38]))" office:value-type="float" office:value="0">
            <text:p>0</text:p>
          </table:table-cell>
          <table:table-cell/>
          <table:table-cell table:style-name="ce16" table:formula="of:=BIN2HEX(CONCATENATE([.B38];[.C38];[.D38];[.E38];[.F38];[.G38];[.H38];[.I38];[.J38]);3) &amp; BIN2HEX(CONCATENATE([.K38];[.L38];[.M38];[.N38];[.O38];[.P38];[.Q38];[.R38] );2) &amp; BIN2HEX(CONCATENATE([.S38];[.T38];[.U38];[.V38];[.W38];[.X38];[.Y38];[.Z38]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7">
            <text:p>37</text:p>
          </table:table-cell>
          <table:table-cell table:style-name="ce11" table:formula="of:=BIN2DEC(CONCATENATE([.U39];[.V39];[.W39];[.X39];[.Y39];[.Z39]))" office:value-type="float" office:value="0">
            <text:p>0</text:p>
          </table:table-cell>
          <table:table-cell/>
          <table:table-cell table:style-name="ce16" table:formula="of:=BIN2HEX(CONCATENATE([.B39];[.C39];[.D39];[.E39];[.F39];[.G39];[.H39];[.I39];[.J39]);3) &amp; BIN2HEX(CONCATENATE([.K39];[.L39];[.M39];[.N39];[.O39];[.P39];[.Q39];[.R39] );2) &amp; BIN2HEX(CONCATENATE([.S39];[.T39];[.U39];[.V39];[.W39];[.X39];[.Y39];[.Z39]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8">
            <text:p>38</text:p>
          </table:table-cell>
          <table:table-cell table:style-name="ce11" table:formula="of:=BIN2DEC(CONCATENATE([.U40];[.V40];[.W40];[.X40];[.Y40];[.Z40]))" office:value-type="float" office:value="0">
            <text:p>0</text:p>
          </table:table-cell>
          <table:table-cell/>
          <table:table-cell table:style-name="ce16" table:formula="of:=BIN2HEX(CONCATENATE([.B40];[.C40];[.D40];[.E40];[.F40];[.G40];[.H40];[.I40];[.J40]);3) &amp; BIN2HEX(CONCATENATE([.K40];[.L40];[.M40];[.N40];[.O40];[.P40];[.Q40];[.R40] );2) &amp; BIN2HEX(CONCATENATE([.S40];[.T40];[.U40];[.V40];[.W40];[.X40];[.Y40];[.Z40]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39">
            <text:p>39</text:p>
          </table:table-cell>
          <table:table-cell table:style-name="ce11" table:formula="of:=BIN2DEC(CONCATENATE([.U41];[.V41];[.W41];[.X41];[.Y41];[.Z41]))" office:value-type="float" office:value="0">
            <text:p>0</text:p>
          </table:table-cell>
          <table:table-cell/>
          <table:table-cell table:style-name="ce16" table:formula="of:=BIN2HEX(CONCATENATE([.B41];[.C41];[.D41];[.E41];[.F41];[.G41];[.H41];[.I41];[.J41]);3) &amp; BIN2HEX(CONCATENATE([.K41];[.L41];[.M41];[.N41];[.O41];[.P41];[.Q41];[.R41] );2) &amp; BIN2HEX(CONCATENATE([.S41];[.T41];[.U41];[.V41];[.W41];[.X41];[.Y41];[.Z41]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0">
            <text:p>40</text:p>
          </table:table-cell>
          <table:table-cell table:style-name="ce11" table:formula="of:=BIN2DEC(CONCATENATE([.U42];[.V42];[.W42];[.X42];[.Y42];[.Z42]))" office:value-type="float" office:value="0">
            <text:p>0</text:p>
          </table:table-cell>
          <table:table-cell/>
          <table:table-cell table:style-name="ce16" table:formula="of:=BIN2HEX(CONCATENATE([.B42];[.C42];[.D42];[.E42];[.F42];[.G42];[.H42];[.I42];[.J42]);3) &amp; BIN2HEX(CONCATENATE([.K42];[.L42];[.M42];[.N42];[.O42];[.P42];[.Q42];[.R42] );2) &amp; BIN2HEX(CONCATENATE([.S42];[.T42];[.U42];[.V42];[.W42];[.X42];[.Y42];[.Z42]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1">
            <text:p>41</text:p>
          </table:table-cell>
          <table:table-cell table:style-name="ce11" table:formula="of:=BIN2DEC(CONCATENATE([.U43];[.V43];[.W43];[.X43];[.Y43];[.Z43]))" office:value-type="float" office:value="0">
            <text:p>0</text:p>
          </table:table-cell>
          <table:table-cell/>
          <table:table-cell table:style-name="ce16" table:formula="of:=BIN2HEX(CONCATENATE([.B43];[.C43];[.D43];[.E43];[.F43];[.G43];[.H43];[.I43];[.J43]);3) &amp; BIN2HEX(CONCATENATE([.K43];[.L43];[.M43];[.N43];[.O43];[.P43];[.Q43];[.R43] );2) &amp; BIN2HEX(CONCATENATE([.S43];[.T43];[.U43];[.V43];[.W43];[.X43];[.Y43];[.Z43]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2">
            <text:p>42</text:p>
          </table:table-cell>
          <table:table-cell table:style-name="ce11" table:formula="of:=BIN2DEC(CONCATENATE([.U44];[.V44];[.W44];[.X44];[.Y44];[.Z44]))" office:value-type="float" office:value="0">
            <text:p>0</text:p>
          </table:table-cell>
          <table:table-cell/>
          <table:table-cell table:style-name="ce16" table:formula="of:=BIN2HEX(CONCATENATE([.B44];[.C44];[.D44];[.E44];[.F44];[.G44];[.H44];[.I44];[.J44]);3) &amp; BIN2HEX(CONCATENATE([.K44];[.L44];[.M44];[.N44];[.O44];[.P44];[.Q44];[.R44] );2) &amp; BIN2HEX(CONCATENATE([.S44];[.T44];[.U44];[.V44];[.W44];[.X44];[.Y44];[.Z44]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3">
            <text:p>43</text:p>
          </table:table-cell>
          <table:table-cell table:style-name="ce11" table:formula="of:=BIN2DEC(CONCATENATE([.U45];[.V45];[.W45];[.X45];[.Y45];[.Z45]))" office:value-type="float" office:value="0">
            <text:p>0</text:p>
          </table:table-cell>
          <table:table-cell/>
          <table:table-cell table:style-name="ce16" table:formula="of:=BIN2HEX(CONCATENATE([.B45];[.C45];[.D45];[.E45];[.F45];[.G45];[.H45];[.I45];[.J45]);3) &amp; BIN2HEX(CONCATENATE([.K45];[.L45];[.M45];[.N45];[.O45];[.P45];[.Q45];[.R45] );2) &amp; BIN2HEX(CONCATENATE([.S45];[.T45];[.U45];[.V45];[.W45];[.X45];[.Y45];[.Z45]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4">
            <text:p>44</text:p>
          </table:table-cell>
          <table:table-cell table:style-name="ce11" table:formula="of:=BIN2DEC(CONCATENATE([.U46];[.V46];[.W46];[.X46];[.Y46];[.Z46]))" office:value-type="float" office:value="0">
            <text:p>0</text:p>
          </table:table-cell>
          <table:table-cell/>
          <table:table-cell table:style-name="ce16" table:formula="of:=BIN2HEX(CONCATENATE([.B46];[.C46];[.D46];[.E46];[.F46];[.G46];[.H46];[.I46];[.J46]);3) &amp; BIN2HEX(CONCATENATE([.K46];[.L46];[.M46];[.N46];[.O46];[.P46];[.Q46];[.R46] );2) &amp; BIN2HEX(CONCATENATE([.S46];[.T46];[.U46];[.V46];[.W46];[.X46];[.Y46];[.Z46] );2)" office:value-type="string" office:string-value="0000000">
            <text:p>0000000</text:p>
          </table:table-cell>
          <table:table-cell table:number-columns-repeated="994"/>
        </table:table-row>
        <table:table-row table:style-name="ro2">
          <table:table-cell table:style-name="ce2"/>
          <table:table-cell table:number-columns-repeated="25" table:style-name="ce1" office:value-type="float" office:value="0">
            <text:p>0</text:p>
          </table:table-cell>
          <table:table-cell table:style-name="ce1" office:value-type="float" office:value="45">
            <text:p>45</text:p>
          </table:table-cell>
          <table:table-cell table:style-name="ce11" table:formula="of:=BIN2DEC(CONCATENATE([.U47];[.V47];[.W47];[.X47];[.Y47];[.Z47]))" office:value-type="float" office:value="0">
            <text:p>0</text:p>
          </table:table-cell>
          <table:table-cell/>
          <table:table-cell table:style-name="ce16" table:formula="of:=BIN2HEX(CONCATENATE([.B47];[.C47];[.D47];[.E47];[.F47];[.G47];[.H47];[.I47];[.J47]);3) &amp; BIN2HEX(CONCATENATE([.K47];[.L47];[.M47];[.N47];[.O47];[.P47];[.Q47];[.R47] );2) &amp; BIN2HEX(CONCATENATE([.S47];[.T47];[.U47];[.V47];[.W47];[.X47];[.Y47];[.Z47] );2)" office:value-type="string" office:string-value="0000000">
            <text:p>0000000</text:p>
          </table:table-cell>
          <table:table-cell table:number-columns-repeated="994"/>
        </table:table-row>
        <table:table-row table:style-name="ro2" table:number-rows-repeated="2">
          <table:table-cell table:number-columns-repeated="1024"/>
        </table:table-row>
        <table:table-row table:style-name="ro2">
          <table:table-cell table:style-name="ce3" office:value-type="string" table:number-columns-spanned="12" table:number-rows-spanned="4">
            <text:p><text:span text:style-name="T1">Some Hints: </text:span><text:span text:style-name="T2">The values in the 'Hex Value' Column are logisim compatible. You should be able to just copy and paste them directly into the logisim Roms. Not all rows (of the above table) may be used for the microcode.</text:span></text:p>
          </table:table-cell>
          <table:covered-table-cell table:number-columns-repeated="11" table:style-name="ce4"/>
          <table:table-cell table:number-columns-repeated="8"/>
          <table:table-cell table:style-name="ce6" office:value-type="string" table:number-columns-spanned="6" table:number-rows-spanned="1">
            <text:p>CC ROM</text:p>
          </table:table-cell>
          <table:covered-table-cell table:number-columns-repeated="5" table:style-name="ce7"/>
          <table:table-cell/>
          <table:table-cell table:style-name="ce6" office:value-type="string" table:number-columns-spanned="3" table:number-rows-spanned="1">
            <text:p>Sequencer Rom</text:p>
          </table:table-cell>
          <table:covered-table-cell table:number-columns-repeated="2" table:style-name="ce7"/>
          <table:table-cell table:number-columns-repeated="994"/>
        </table:table-row>
        <table:table-row table:style-name="ro2">
          <table:covered-table-cell table:number-columns-repeated="12" table:style-name="ce4"/>
          <table:table-cell table:number-columns-repeated="8"/>
          <table:table-cell table:style-name="ce7" office:value-type="string">
            <text:p>Address</text:p>
          </table:table-cell>
          <table:table-cell table:style-name="ce7" office:value-type="string">
            <text:p>Value</text:p>
          </table:table-cell>
          <table:table-cell table:style-name="ce6" office:value-type="string" table:number-columns-spanned="3" table:number-rows-spanned="1">
            <text:p>Comment</text:p>
          </table:table-cell>
          <table:covered-table-cell table:number-columns-repeated="2" table:style-name="ce7"/>
          <table:table-cell table:style-name="ce7" office:value-type="string">
            <text:p>Hex</text:p>
          </table:table-cell>
          <table:table-cell/>
          <table:table-cell table:style-name="ce7" office:value-type="string">
            <text:p>Operation</text:p>
          </table:table-cell>
          <table:table-cell table:style-name="ce7" office:value-type="string">
            <text:p>OPCode</text:p>
          </table:table-cell>
          <table:table-cell table:style-name="ce7" office:value-type="string">
            <text:p>Value</text:p>
          </table:table-cell>
          <table:table-cell table:style-name="ce7" office:value-type="string">
            <text:p>Hex</text:p>
          </table:table-cell>
          <table:table-cell table:number-columns-repeated="993"/>
        </table:table-row>
        <table:table-row table:style-name="ro3">
          <table:covered-table-cell table:number-columns-repeated="12" table:style-name="ce4"/>
          <table:table-cell table:number-columns-repeated="9"/>
          <table:table-cell/>
          <table:table-cell table:style-name="ce8" table:number-columns-spanned="3" table:number-rows-spanned="1"/>
          <table:covered-table-cell table:number-columns-repeated="2" table:style-name="ce9"/>
          <table:table-cell table:style-name="ce9" table:formula="of:=DEC2HEX([.V52];2)" office:value-type="string" office:string-value="00">
            <text:p>00</text:p>
          </table:table-cell>
          <table:table-cell table:number-columns-repeated="3"/>
          <table:table-cell/>
          <table:table-cell table:style-name="ce9" table:formula="of:=DEC2HEX([.AD52];2)" office:value-type="string" office:string-value="00">
            <text:p>00</text:p>
          </table:table-cell>
          <table:table-cell table:number-columns-repeated="993"/>
        </table:table-row>
        <table:table-row table:style-name="ro2">
          <table:covered-table-cell table:number-columns-repeated="12" table:style-name="ce4"/>
          <table:table-cell table:number-columns-repeated="9"/>
          <table:table-cell/>
          <table:table-cell table:style-name="ce8" table:number-columns-spanned="3" table:number-rows-spanned="1"/>
          <table:covered-table-cell table:number-columns-repeated="2" table:style-name="ce9"/>
          <table:table-cell table:style-name="ce9" table:formula="of:=DEC2HEX([.V53];2)" office:value-type="string" office:string-value="00">
            <text:p>00</text:p>
          </table:table-cell>
          <table:table-cell table:number-columns-repeated="3"/>
          <table:table-cell/>
          <table:table-cell table:style-name="ce9" table:formula="of:=DEC2HEX([.AD53];2)" office:value-type="string" office:string-value="00">
            <text:p>00</text:p>
          </table:table-cell>
          <table:table-cell table:number-columns-repeated="993"/>
        </table:table-row>
        <table:table-row table:style-name="ro2">
          <table:table-cell table:number-columns-repeated="21"/>
          <table:table-cell/>
          <table:table-cell table:style-name="ce8" table:number-columns-spanned="3" table:number-rows-spanned="1"/>
          <table:covered-table-cell table:number-columns-repeated="2" table:style-name="ce9"/>
          <table:table-cell table:style-name="ce9" table:formula="of:=DEC2HEX([.V54];2)" office:value-type="string" office:string-value="00">
            <text:p>00</text:p>
          </table:table-cell>
          <table:table-cell table:number-columns-repeated="3"/>
          <table:table-cell/>
          <table:table-cell table:style-name="ce9" table:formula="of:=DEC2HEX([.AD54];2)" office:value-type="string" office:string-value="00">
            <text:p>00</text:p>
          </table:table-cell>
          <table:table-cell table:number-columns-repeated="993"/>
        </table:table-row>
        <table:table-row table:style-name="ro2">
          <table:table-cell table:number-columns-repeated="21"/>
          <table:table-cell/>
          <table:table-cell table:style-name="ce8" table:number-columns-spanned="3" table:number-rows-spanned="1"/>
          <table:covered-table-cell table:number-columns-repeated="2" table:style-name="ce9"/>
          <table:table-cell table:style-name="ce9" table:formula="of:=DEC2HEX([.V55];2)" office:value-type="string" office:string-value="00">
            <text:p>00</text:p>
          </table:table-cell>
          <table:table-cell table:number-columns-repeated="3"/>
          <table:table-cell/>
          <table:table-cell table:style-name="ce9" table:formula="of:=DEC2HEX([.AD55];2)" office:value-type="string" office:string-value="00">
            <text:p>00</text:p>
          </table:table-cell>
          <table:table-cell table:number-columns-repeated="993"/>
        </table:table-row>
        <table:table-row table:style-name="ro2">
          <table:table-cell table:number-columns-repeated="21"/>
          <table:table-cell/>
          <table:table-cell table:style-name="ce8" table:number-columns-spanned="3" table:number-rows-spanned="1"/>
          <table:covered-table-cell table:number-columns-repeated="2" table:style-name="ce9"/>
          <table:table-cell table:style-name="ce9" table:formula="of:=DEC2HEX([.V56];2)" office:value-type="string" office:string-value="00">
            <text:p>00</text:p>
          </table:table-cell>
          <table:table-cell table:number-columns-repeated="3"/>
          <table:table-cell/>
          <table:table-cell table:style-name="ce9" table:formula="of:=DEC2HEX([.AD56];2)" office:value-type="string" office:string-value="00">
            <text:p>00</text:p>
          </table:table-cell>
          <table:table-cell table:number-columns-repeated="993"/>
        </table:table-row>
        <table:table-row table:style-name="ro2">
          <table:table-cell table:number-columns-repeated="21"/>
          <table:table-cell/>
          <table:table-cell table:style-name="ce8" table:number-columns-spanned="3" table:number-rows-spanned="1"/>
          <table:covered-table-cell table:number-columns-repeated="2" table:style-name="ce9"/>
          <table:table-cell table:style-name="ce9" table:formula="of:=DEC2HEX([.V57];2)" office:value-type="string" office:string-value="00">
            <text:p>00</text:p>
          </table:table-cell>
          <table:table-cell table:number-columns-repeated="3"/>
          <table:table-cell/>
          <table:table-cell table:style-name="ce9" table:formula="of:=DEC2HEX([.AD57];2)" office:value-type="string" office:string-value="00">
            <text:p>00</text:p>
          </table:table-cell>
          <table:table-cell table:number-columns-repeated="993"/>
        </table:table-row>
        <table:table-row table:style-name="ro2">
          <table:table-cell table:number-columns-repeated="29"/>
          <table:table-cell/>
          <table:table-cell table:style-name="ce9" table:formula="of:=DEC2HEX([.AD58];2)" office:value-type="string" office:string-value="00">
            <text:p>00</text:p>
          </table:table-cell>
          <table:table-cell table:number-columns-repeated="993"/>
        </table:table-row>
        <table:table-row table:style-name="ro2">
          <table:table-cell table:number-columns-repeated="29"/>
          <table:table-cell/>
          <table:table-cell table:style-name="ce9" table:formula="of:=DEC2HEX([.AD59];2)" office:value-type="string" office:string-value="00">
            <text:p>00</text:p>
          </table:table-cell>
          <table:table-cell table:number-columns-repeated="993"/>
        </table:table-row>
        <table:table-row table:style-name="ro2">
          <table:table-cell table:number-columns-repeated="29"/>
          <table:table-cell/>
          <table:table-cell table:style-name="ce9" table:formula="of:=DEC2HEX([.AD60];2)" office:value-type="string" office:string-value="00">
            <text:p>00</text:p>
          </table:table-cell>
          <table:table-cell table:number-columns-repeated="993"/>
        </table:table-row>
        <table:table-row table:style-name="ro4">
          <table:table-cell table:number-columns-repeated="29"/>
          <table:table-cell/>
          <table:table-cell table:style-name="ce9" table:formula="of:=DEC2HEX([.AD61];2)" office:value-type="string" office:string-value="00">
            <text:p>00</text:p>
          </table:table-cell>
          <table:table-cell table:number-columns-repeated="993"/>
        </table:table-row>
        <table:table-row table:style-name="ro2">
          <table:table-cell table:number-columns-repeated="1024"/>
        </table:table-row>
        <table:table-row table:style-name="ro2">
          <table:table-cell table:number-columns-repeated="27"/>
          <table:table-cell table:style-name="ce12" table:number-columns-repeated="3"/>
          <table:table-cell table:number-columns-repeated="994"/>
        </table:table-row>
        <table:table-row table:style-name="ro2">
          <table:table-cell table:number-columns-repeated="27"/>
          <table:table-cell table:style-name="ce13" office:value-type="string" table:number-columns-spanned="4" table:number-rows-spanned="2">
            <text:p>Note: What goes into the Sequencer Rom? Read the PDF to understand.</text:p>
          </table:table-cell>
          <table:covered-table-cell table:number-columns-repeated="3" table:style-name="ce14"/>
          <table:table-cell table:number-columns-repeated="993"/>
        </table:table-row>
        <table:table-row table:style-name="ro2">
          <table:table-cell table:number-columns-repeated="27"/>
          <table:covered-table-cell table:number-columns-repeated="4" table:style-name="ce14"/>
          <table:table-cell table:number-columns-repeated="993"/>
        </table:table-row>
        <table:table-row table:style-name="ro2" table:number-rows-repeated="104851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3">09/13/2016</text:date>, <text:time>22:47: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62" meta:object-count="0"/>
    <meta:generator>OpenOffice/4.1.2$Unix OpenOffice.org_project/412m3$Build-9782</meta:generator>
  </office:meta>
</office:document-meta>
</file>